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Display G" svg:font-family="'Linux Libertine Display G'" style:font-pitch="variable"/>
    <style:font-face style:name="Montserrat" svg:font-family="Montserrat" style:font-pitch="variable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rsid="0027b16d" officeooo:paragraph-rsid="0027b16d"/>
    </style:style>
    <style:style style:name="P2" style:family="paragraph" style:parent-style-name="Text_20_body">
      <style:text-properties fo:language="cs" fo:country="CZ" officeooo:rsid="0028c6bf" officeooo:paragraph-rsid="0028c6bf"/>
    </style:style>
    <style:style style:name="P3" style:family="paragraph" style:parent-style-name="Text_20_body">
      <style:text-properties fo:language="cs" fo:country="CZ" officeooo:rsid="0029b27c" officeooo:paragraph-rsid="0028c6bf"/>
    </style:style>
    <style:style style:name="P4" style:family="paragraph" style:parent-style-name="Text_20_body">
      <style:text-properties fo:language="cs" fo:country="CZ" officeooo:rsid="0029b27c" officeooo:paragraph-rsid="0029b27c"/>
    </style:style>
    <style:style style:name="P5" style:family="paragraph" style:parent-style-name="Text_20_body">
      <style:text-properties fo:language="cs" fo:country="CZ" fo:font-weight="bold" officeooo:rsid="0029b27c" officeooo:paragraph-rsid="0029b27c" style:font-weight-asian="bold" style:font-weight-complex="bold"/>
    </style:style>
    <style:style style:name="P6" style:family="paragraph" style:parent-style-name="Text_20_body">
      <style:text-properties fo:language="cs" fo:country="CZ" fo:font-weight="normal" officeooo:rsid="0029b27c" officeooo:paragraph-rsid="0029b27c" style:font-weight-asian="normal" style:font-weight-complex="normal"/>
    </style:style>
    <style:style style:name="P7" style:family="paragraph" style:parent-style-name="Text_20_body">
      <style:text-properties fo:language="cs" fo:country="CZ" fo:font-weight="normal" officeooo:rsid="002a12c5" officeooo:paragraph-rsid="002a12c5" style:font-weight-asian="normal" style:font-weight-complex="normal"/>
    </style:style>
    <style:style style:name="P8" style:family="paragraph" style:parent-style-name="Text_20_body">
      <style:text-properties fo:language="cs" fo:country="CZ" fo:font-weight="normal" officeooo:rsid="002aaa64" officeooo:paragraph-rsid="002a12c5" style:font-weight-asian="normal" style:font-weight-complex="normal"/>
    </style:style>
    <style:style style:name="P9" style:family="paragraph" style:parent-style-name="Text_20_body">
      <style:text-properties style:font-name="Times New Roman" fo:language="cs" fo:country="CZ" fo:font-weight="normal" officeooo:rsid="002f2aab" officeooo:paragraph-rsid="002f2aab" style:font-weight-asian="normal" style:font-weight-complex="normal"/>
    </style:style>
    <style:style style:name="P10" style:family="paragraph" style:parent-style-name="Text_20_body" style:list-style-name="L1">
      <style:text-properties officeooo:rsid="0027b16d" officeooo:paragraph-rsid="0027b16d"/>
    </style:style>
    <style:style style:name="P11" style:family="paragraph" style:parent-style-name="Text_20_body" style:list-style-name="L1">
      <style:text-properties fo:language="cs" fo:country="CZ" officeooo:rsid="0027b16d" officeooo:paragraph-rsid="0027b16d"/>
    </style:style>
    <style:style style:name="P12" style:family="paragraph" style:parent-style-name="Text_20_body" style:list-style-name="L2">
      <style:text-properties fo:language="cs" fo:country="CZ" officeooo:rsid="0027b16d" officeooo:paragraph-rsid="0027b16d"/>
    </style:style>
    <style:style style:name="P13" style:family="paragraph" style:parent-style-name="Text_20_body" style:list-style-name="L3">
      <style:text-properties fo:language="cs" fo:country="CZ" officeooo:rsid="0028c6bf" officeooo:paragraph-rsid="0028c6bf"/>
    </style:style>
    <style:style style:name="P14" style:family="paragraph" style:parent-style-name="Text_20_body" style:list-style-name="L4">
      <style:text-properties fo:language="cs" fo:country="CZ" officeooo:rsid="0028c6bf" officeooo:paragraph-rsid="0028c6bf"/>
    </style:style>
    <style:style style:name="P15" style:family="paragraph" style:parent-style-name="Text_20_body" style:list-style-name="L5">
      <style:text-properties fo:language="cs" fo:country="CZ" officeooo:rsid="0028c6bf" officeooo:paragraph-rsid="0028c6bf"/>
    </style:style>
    <style:style style:name="P16" style:family="paragraph" style:parent-style-name="Text_20_body" style:list-style-name="L8">
      <style:text-properties fo:language="cs" fo:country="CZ" fo:font-weight="normal" officeooo:rsid="002a12c5" officeooo:paragraph-rsid="002a12c5" style:font-weight-asian="normal" style:font-weight-complex="normal"/>
    </style:style>
    <style:style style:name="P17" style:family="paragraph" style:parent-style-name="Text_20_body" style:list-style-name="L9">
      <style:text-properties fo:language="cs" fo:country="CZ" fo:font-weight="normal" officeooo:rsid="002a12c5" officeooo:paragraph-rsid="002a12c5" style:font-weight-asian="normal" style:font-weight-complex="normal"/>
    </style:style>
    <style:style style:name="P18" style:family="paragraph" style:parent-style-name="Text_20_body" style:list-style-name="L10">
      <style:text-properties fo:language="cs" fo:country="CZ" fo:font-weight="normal" officeooo:rsid="002a12c5" officeooo:paragraph-rsid="002a12c5" style:font-weight-asian="normal" style:font-weight-complex="normal"/>
    </style:style>
    <style:style style:name="P19" style:family="paragraph" style:parent-style-name="Text_20_body" style:list-style-name="L8">
      <style:text-properties fo:language="cs" fo:country="CZ" fo:font-weight="normal" officeooo:rsid="002d028b" officeooo:paragraph-rsid="002d028b" style:font-weight-asian="normal" style:font-weight-complex="normal"/>
    </style:style>
    <style:style style:name="P20" style:family="paragraph" style:parent-style-name="Text_20_body" style:list-style-name="L5">
      <style:text-properties officeooo:rsid="0028c6bf" officeooo:paragraph-rsid="0028c6bf"/>
    </style:style>
    <style:style style:name="P21" style:family="paragraph" style:parent-style-name="Text_20_body" style:list-style-name="L6">
      <style:text-properties officeooo:rsid="0029b27c" officeooo:paragraph-rsid="0029b27c"/>
    </style:style>
    <style:style style:name="P22" style:family="paragraph" style:parent-style-name="Text_20_body" style:list-style-name="L7">
      <style:text-properties fo:font-weight="normal" officeooo:rsid="0029b27c" officeooo:paragraph-rsid="0029b27c" style:font-weight-asian="normal" style:font-weight-complex="normal"/>
    </style:style>
    <style:style style:name="P23" style:family="paragraph" style:parent-style-name="Text_20_body" style:list-style-name="L8">
      <style:text-properties fo:font-weight="normal" officeooo:rsid="002a12c5" officeooo:paragraph-rsid="002a12c5" style:font-weight-asian="normal" style:font-weight-complex="normal"/>
    </style:style>
    <style:style style:name="P24" style:family="paragraph" style:parent-style-name="Text_20_body" style:list-style-name="L11">
      <style:text-properties style:font-name="Times New Roman" officeooo:rsid="002f2aab" officeooo:paragraph-rsid="002f2aab"/>
    </style:style>
    <style:style style:name="P25" style:family="paragraph" style:parent-style-name="Text_20_body" style:list-style-name="L11">
      <style:text-properties style:font-name="Times New Roman" fo:language="cs" fo:country="CZ" fo:font-weight="normal" officeooo:rsid="002f2aab" officeooo:paragraph-rsid="002f2aab" style:font-weight-asian="normal" style:font-weight-complex="normal"/>
    </style:style>
    <style:style style:name="P26" style:family="paragraph" style:parent-style-name="Text_20_body" style:list-style-name="L11">
      <style:text-properties style:font-name="Times New Roman" fo:language="cs" fo:country="CZ" fo:font-weight="normal" officeooo:rsid="002f2e51" officeooo:paragraph-rsid="002f2e51" style:font-weight-asian="normal" style:font-weight-complex="normal"/>
    </style:style>
    <style:style style:name="P27" style:family="paragraph" style:parent-style-name="Text_20_body" style:list-style-name="L11">
      <style:text-properties style:font-name="Times New Roman" fo:language="cs" fo:country="CZ" fo:font-weight="normal" officeooo:rsid="002f5085" officeooo:paragraph-rsid="002f5085" style:font-weight-asian="normal" style:font-weight-complex="normal"/>
    </style:style>
    <style:style style:name="P28" style:family="paragraph" style:parent-style-name="Text_20_body" style:list-style-name="L11">
      <style:text-properties style:font-name="Times New Roman" fo:language="cs" fo:country="CZ" fo:font-weight="normal" officeooo:rsid="0030d943" officeooo:paragraph-rsid="0030d943" style:font-weight-asian="normal" style:font-weight-complex="normal"/>
    </style:style>
    <style:style style:name="P29" style:family="paragraph" style:parent-style-name="Text_20_body" style:list-style-name="L11">
      <style:text-properties style:font-name="Times New Roman" fo:language="cs" fo:country="CZ" fo:font-weight="normal" officeooo:rsid="0031b5fa" officeooo:paragraph-rsid="0031b5fa" style:font-weight-asian="normal" style:font-weight-complex="normal"/>
    </style:style>
    <style:style style:name="P30" style:family="paragraph" style:parent-style-name="Text_20_body" style:list-style-name="L11">
      <style:text-properties style:font-name="Times New Roman" fo:language="cs" fo:country="CZ" fo:font-weight="normal" officeooo:rsid="0032fce6" officeooo:paragraph-rsid="0032fce6" style:font-weight-asian="normal" style:font-weight-complex="normal"/>
    </style:style>
    <style:style style:name="P31" style:family="paragraph" style:parent-style-name="Heading_20_1" style:master-page-name="Standard">
      <style:paragraph-properties style:page-number="auto"/>
      <style:text-properties fo:language="cs" fo:country="CZ" officeooo:rsid="0027b16d" officeooo:paragraph-rsid="0027b16d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T3" style:family="text">
      <style:text-properties fo:language="cs" fo:country="CZ" officeooo:rsid="0029b27c"/>
    </style:style>
    <style:style style:name="T4" style:family="text">
      <style:text-properties fo:language="cs" fo:country="CZ" officeooo:rsid="002a12c5"/>
    </style:style>
    <style:style style:name="T5" style:family="text">
      <style:text-properties fo:language="cs" fo:country="CZ" fo:font-weight="normal" style:font-weight-asian="normal" style:font-weight-complex="normal"/>
    </style:style>
    <style:style style:name="T6" style:family="text">
      <style:text-properties fo:language="cs" fo:country="CZ" fo:font-weight="normal" officeooo:rsid="002f2aab" style:font-weight-asian="normal" style:font-weight-complex="normal"/>
    </style:style>
    <style:style style:name="T7" style:family="text">
      <style:text-properties officeooo:rsid="002f2e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Kmen: Kroužkovci (Annelida)</text:h>
      <text:list xml:id="list1828763211" text:style-name="L1">
        <text:list-item>
          <text:p text:style-name="P10"><text:span text:style-name="T1">Nejstarší kroužkovci ze spodního </text:span><text:span text:style-name="T2">kambria</text:span><text:span text:style-name="T1"> (konec prvohor)</text:span></text:p>
        </text:list-item>
        <text:list-item>
          <text:p text:style-name="P10"><text:span text:style-name="T1">pravá tělní dutina (</text:span><text:span text:style-name="T2">coelom</text:span><text:span text:style-name="T1">)</text:span></text:p>
        </text:list-item>
        <text:list-item>
          <text:p text:style-name="P11">vysoká schopnost regenerace </text:p>
          <text:list>
            <text:list-item>
              <text:p text:style-name="P10"><text:span text:style-name="T2">homonomní segmentace</text:span><text:span text:style-name="T1"> – všechny, kromě prvního a posledního článku jsou si rovny – v případě rozseknutí mohou dorůst</text:span></text:p>
            </text:list-item>
            <text:list-item>
              <text:p text:style-name="P11">každý článek obsahuje</text:p>
              <text:list>
                <text:list-item>
                  <text:p text:style-name="P11">pár coelomových váčků</text:p>
                </text:list-item>
                <text:list-item>
                  <text:p text:style-name="P11">pár nervových zauzlin</text:p>
                </text:list-item>
                <text:list-item>
                  <text:p text:style-name="P11">pár vylučovacích orgánů (metanefridií)</text:p>
                </text:list-item>
                <text:list-item>
                  <text:p text:style-name="P11">původně i pár pohlavních orgánů (vývojem odstraněno)</text:p>
                </text:list-item>
              </text:list>
            </text:list-item>
          </text:list>
        </text:list-item>
      </text:list>
      <text:p text:style-name="P1"/>
      <text:p text:style-name="P1">povrch těla</text:p>
      <text:list xml:id="list1861208066" text:style-name="L2">
        <text:list-item>
          <text:p text:style-name="P12">jednovrstevná pokožka pokrytá kutikulou</text:p>
        </text:list-item>
        <text:list-item>
          <text:p text:style-name="P12">slizové žlázy – usnadňují pohyb</text:p>
        </text:list-item>
      </text:list>
      <text:p text:style-name="P1"/>
      <text:p text:style-name="P2">členění</text:p>
      <text:list xml:id="list1029795312" text:style-name="L3">
        <text:list-item>
          <text:p text:style-name="P13">všechny články stejné</text:p>
        </text:list-item>
        <text:list-item>
          <text:p text:style-name="P13">první prostonium - ústa</text:p>
        </text:list-item>
        <text:list-item>
          <text:p text:style-name="P13">poslední pygidium – řiť</text:p>
        </text:list-item>
      </text:list>
      <text:p text:style-name="P2"/>
      <text:p text:style-name="P2">stavba těla</text:p>
      <text:list xml:id="list928171618" text:style-name="L4">
        <text:list-item>
          <text:p text:style-name="P14">středem prochází trávící trubice</text:p>
          <text:list>
            <text:list-item>
              <text:p text:style-name="P14">ústa, hltan, jícen, </text:p>
            </text:list-item>
          </text:list>
        </text:list-item>
        <text:list-item>
          <text:p text:style-name="P14">v každém článku vylučovací metanefridie</text:p>
        </text:list-item>
      </text:list>
      <text:p text:style-name="P2"/>
      <text:p text:style-name="P2">Svalová soustava</text:p>
      <text:list xml:id="list2562239434" text:style-name="L5">
        <text:list-item>
          <text:p text:style-name="P15">slouží k pohybu </text:p>
          <text:list>
            <text:list-item>
              <text:p text:style-name="P15">okružní svalovina pod pokožkou, příčná k pohybu</text:p>
            </text:list-item>
          </text:list>
        </text:list-item>
        <text:list-item>
          <text:p text:style-name="P15">trávení</text:p>
        </text:list-item>
        <text:list-item>
          <text:p text:style-name="P15">cévní činnost – není vyvinuto jednotlivé srdce</text:p>
        </text:list-item>
        <text:list-item>
          <text:p text:style-name="P20"><text:span text:style-name="T1">turgorová kostra – hydroskelet – tělní tekutina natlakovaná v </text:span><text:span text:style-name="T3">pseudocoelu</text:span></text:p>
        </text:list-item>
      </text:list>
      <text:p text:style-name="P3"/>
      <text:p text:style-name="P4">Trávící soustava</text:p>
      <text:list xml:id="list1023071773" text:style-name="L6">
        <text:list-item>
          <text:p text:style-name="P21"><text:span text:style-name="T1">trávící trubice není kulatá (má tvar U) z důvodu zvětšení povrchu – nazýváme „střevní řasa“ neboli </text:span><text:span text:style-name="T2">typhosolis</text:span></text:p>
        </text:list-item>
      </text:list>
      <text:p text:style-name="P5"/>
      <text:p text:style-name="P6">Vylučovací soustava</text:p>
      <text:list xml:id="list3850518988" text:style-name="L7">
        <text:list-item>
          <text:p text:style-name="P22"><text:span text:style-name="T1">v každém článku </text:span><text:span text:style-name="T4">meta</text:span><text:span text:style-name="T1">nefridie</text:span></text:p>
        </text:list-item>
      </text:list>
      <text:p text:style-name="P6"/>
      <text:p text:style-name="P7">Cévní soustava</text:p>
      <text:list xml:id="list3687346932" text:style-name="L8">
        <text:list-item>
          <text:p text:style-name="P16">břišní a zádová céva </text:p>
        </text:list-item>
        <text:list-item>
          <text:p text:style-name="P16">spojeny cévními kroužky</text:p>
        </text:list-item>
        <text:list-item>
          <text:p text:style-name="P16">v krevní plazmě je rozpuštěno dýchací barvivo</text:p>
          <text:list>
            <text:list-item>
              <text:p text:style-name="P23"><text:span text:style-name="T1">u některých druhů již </text:span><text:span text:style-name="T2">hemoglobin</text:span></text:p>
            </text:list-item>
            <text:list-item>
              <text:p text:style-name="P16">dýchají celým povrchem těla</text:p>
            </text:list-item>
          </text:list>
        </text:list-item>
        <text:list-item>
          <text:p text:style-name="P19">uzavřená!</text:p>
        </text:list-item>
      </text:list>
      <text:p text:style-name="P7"/>
      <text:p text:style-name="P7">Nervová soustava</text:p>
      <text:list xml:id="list2866193670" text:style-name="L9">
        <text:list-item>
          <text:p text:style-name="P17"><text:soft-page-break/>žebříčkovitá</text:p>
        </text:list-item>
        <text:list-item>
          <text:p text:style-name="P17">v hlavovém článku mozková zauzlina</text:p>
        </text:list-item>
        <text:list-item>
          <text:p text:style-name="P17">v každém článku pár nadhltanových zauzlin spojený s párem podhltanových zauzlina</text:p>
        </text:list-item>
        <text:list-item>
          <text:p text:style-name="P17">po bocích spojeny proužky → žebříček</text:p>
        </text:list-item>
      </text:list>
      <text:p text:style-name="P7"/>
      <text:p text:style-name="P7">Smysly</text:p>
      <text:list xml:id="list3624850907" text:style-name="L10">
        <text:list-item>
          <text:p text:style-name="P18">hmatové orgány, chemoreceptory, jednoduché oči</text:p>
        </text:list-item>
      </text:list>
      <text:p text:style-name="P8"/>
      <text:list xml:id="list3124347088" text:style-name="L11">
        <text:list-item>
          <text:p text:style-name="P24"><text:span text:style-name="T6">R</text:span><text:span text:style-name="T5">ozmnožování</text:span></text:p>
          <text:list>
            <text:list-item>
              <text:p text:style-name="P25">gonochorista i hermafrodité</text:p>
            </text:list-item>
            <text:list-item>
              <text:p text:style-name="P25">vývoj přímý nepřímý (larva trochofora)</text:p>
            </text:list-item>
            <text:list-item>
              <text:p text:style-name="P25">časté nepohlavní dělení</text:p>
            </text:list-item>
            <text:list-item>
              <text:p text:style-name="P25">regenerace</text:p>
            </text:list-item>
          </text:list>
        </text:list-item>
        <text:list-item>
          <text:p text:style-name="P25">Význam</text:p>
          <text:list>
            <text:list-item>
              <text:p text:style-name="P25">výroba hnojiv …</text:p>
            </text:list-item>
            <text:list-item>
              <text:p text:style-name="P25">složka půdního edafonu</text:p>
            </text:list-item>
            <text:list-item>
              <text:p text:style-name="P25">výroba moučky</text:p>
            </text:list-item>
            <text:list-item>
              <text:p text:style-name="P25">lékařství</text:p>
            </text:list-item>
          </text:list>
        </text:list-item>
        <text:list-item>
          <text:p text:style-name="P25">podkmen: Bezopaskovci</text:p>
          <text:list>
            <text:list-item>
              <text:p text:style-name="P25"><text:span text:style-name="T7">třída: </text:span>mnohooštětinatci</text:p>
              <text:list>
                <text:list-item>
                  <text:p text:style-name="P26">mořští zástupci (žábry)</text:p>
                </text:list-item>
                <text:list-item>
                  <text:p text:style-name="P26">paraplodia</text:p>
                  <text:list>
                    <text:list-item>
                      <text:p text:style-name="P26">dlouhé výběžky</text:p>
                    </text:list-item>
                  </text:list>
                </text:list-item>
                <text:list-item>
                  <text:p text:style-name="P26">larva trochofora</text:p>
                </text:list-item>
                <text:list-item>
                  <text:p text:style-name="P26">Palolo zelný</text:p>
                  <text:list>
                    <text:list-item>
                      <text:p text:style-name="P26">ve velkých hloubkách</text:p>
                    </text:list-item>
                    <text:list-item>
                      <text:p text:style-name="P26">rozmnožování – odvrhává zadní část</text:p>
                    </text:list-item>
                  </text:list>
                </text:list-item>
                <text:list-item>
                  <text:p text:style-name="P26">Pískovník rybářský</text:p>
                </text:list-item>
              </text:list>
            </text:list-item>
          </text:list>
        </text:list-item>
        <text:list-item>
          <text:p text:style-name="P25"><text:span text:style-name="T7">podkmen: </text:span>Opaskovci</text:p>
          <text:list>
            <text:list-item>
              <text:p text:style-name="P26">primárně suchozemští</text:p>
            </text:list-item>
            <text:list-item>
              <text:p text:style-name="P26">pohlavní soustava o oblasti opasku</text:p>
            </text:list-item>
            <text:list-item>
              <text:p text:style-name="P26">hermafrodité – smermie dříve než vajíčka</text:p>
            </text:list-item>
            <text:list-item>
              <text:p text:style-name="P26">prstýnek ze sekretu + vajíčka</text:p>
              <text:list>
                <text:list-item>
                  <text:p text:style-name="P26">svléknutí → kokon</text:p>
                </text:list-item>
                <text:list-item>
                  <text:p text:style-name="P26">většinou pouze 1 žížala</text:p>
                </text:list-item>
              </text:list>
            </text:list-item>
            <text:list-item>
              <text:p text:style-name="P25"><text:span text:style-name="T7">třída: </text:span>máloštětinatci</text:p>
              <text:list>
                <text:list-item>
                  <text:p text:style-name="P27">Nitěnka</text:p>
                  <text:list>
                    <text:list-item>
                      <text:p text:style-name="P27">žije ve vodě</text:p>
                    </text:list-item>
                  </text:list>
                </text:list-item>
                <text:list-item>
                  <text:p text:style-name="P27">řížalice</text:p>
                  <text:list>
                    <text:list-item>
                      <text:p text:style-name="P27">ve vodě</text:p>
                    </text:list-item>
                  </text:list>
                </text:list-item>
                <text:list-item>
                  <text:p text:style-name="P27">žížala obecná</text:p>
                  <text:list>
                    <text:list-item>
                      <text:p text:style-name="P27">kypření (provzdušňování) půdy</text:p>
                    </text:list-item>
                  </text:list>
                </text:list-item>
              </text:list>
            </text:list-item>
            <text:list-item>
              <text:p text:style-name="P25"><text:span text:style-name="T7">třída: </text:span>Pijavice</text:p>
              <text:list>
                <text:list-item>
                  <text:p text:style-name="P28">vyvinuté chitinové zoubky</text:p>
                </text:list-item>
                <text:list-item>
                  <text:p text:style-name="P28">rozpouštědla do krve</text:p>
                </text:list-item>
                <text:list-item>
                  <text:p text:style-name="P28">sací reflex</text:p>
                  <text:list>
                    <text:list-item>
                      <text:p text:style-name="P29">podtlak svaly kožního vaku</text:p>
                    </text:list-item>
                  </text:list>
                </text:list-item>
                <text:list-item>
                  <text:p text:style-name="P30">pijavice lékařská</text:p>
                  <text:list>
                    <text:list-item>
                      <text:p text:style-name="P30">produkuje látky zabraňující srážení krve → ředění krve</text:p>
                    </text:list-item>
                    <text:list-item>
                      <text:p text:style-name="P30">odstranění</text:p>
                      <text:list>
                        <text:list-item>
                          <text:p text:style-name="P30">solení</text:p>
                        </text:list-item>
                        <text:list-item>
                          <text:p text:style-name="P30">ohněm – přiložit sirku</text:p>
                        </text:list-item>
                      </text:list>
                    </text:list-item>
                  </text:list>
                </text:list-item>
                <text:list-item>
                  <text:p text:style-name="P30"><text:soft-page-break/>pijavka koňská</text:p>
                  <text:list>
                    <text:list-item>
                      <text:p text:style-name="P30">aktivní predátor</text:p>
                    </text:list-item>
                    <text:list-item>
                      <text:p text:style-name="P30">bioindikátorem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Display G" svg:font-family="'Linux Libertine Display G'" style:font-pitch="variable"/>
    <style:font-face style:name="Montserrat" svg:font-family="Montserrat" style:font-pitch="variable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Montserrat" fo:font-family="Montserrat" style:font-pitch="variable" fo:font-size="11pt" fo:language="cs" fo:country="CZ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24cm" fo:margin-bottom="0.312cm" loext:contextual-spacing="false" fo:line-height="100%" fo:text-align="center" style:justify-single-word="false" style:writing-mode="page"/>
      <style:text-properties style:font-name="Varela Round" fo:font-family="'Varela Round'" style:font-pitch="variable" fo:font-size="19pt" fo:language="cs" fo:country="CZ" fo:font-weight="normal" officeooo:rsid="00189d33" style:font-size-asian="19pt" style:font-weight-asian="normal" style:font-size-complex="19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3cm" fo:margin-bottom="0.312cm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46cm" fo:margin-bottom="0.111cm" loext:contextual-spacing="false" fo:line-height="100%" style:writing-mode="page"/>
      <style:text-properties style:font-name="Varela Round" fo:font-family="'Varela Round'" style:font-pitch="variable" fo:font-size="15pt" fo:language="cs" fo:country="CZ" fo:font-weight="normal" officeooo:rsid="00189d33" style:font-size-asian="15pt" style:font-weight-asian="normal" style:font-size-complex="1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line-height="100%"/>
      <style:text-properties style:font-name="Varela Round" fo:font-family="'Varela Round'" style:font-pitch="variable" fo:font-size="13pt" fo:language="cs" fo:country="CZ" fo:font-style="normal" fo:font-weight="normal" officeooo:rsid="00189d33" style:font-size-asian="13pt" style:font-style-asian="normal" style:font-weight-asian="normal" style:font-size-complex="13pt" style:font-style-complex="normal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01cm" fo:margin-bottom="0.101cm" loext:contextual-spacing="false" fo:line-height="100%"/>
      <style:text-properties style:font-name="Linux Libertine Display G" fo:font-family="'Linux Libertine Display G'" style:font-pitch="variable" fo:font-size="11pt" fo:language="cs" fo:country="CZ" fo:font-style="normal" fo:font-weight="normal" officeooo:rsid="00189d33" style:font-size-asian="11pt" style:font-style-asian="normal" style:font-weight-asian="normal" style:font-size-complex="11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3.048cm" fo:margin-right="1.0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1.016cm" fo:margin-right="3.0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01:39.291000000</meta:creation-date>
    <meta:editing-duration>PT2H33M56S</meta:editing-duration>
    <meta:editing-cycles>13</meta:editing-cycles>
    <meta:generator>LibreOffice/5.4.6.2$Windows_X86_64 LibreOffice_project/4014ce260a04f1026ba855d3b8d91541c224eab8</meta:generator>
    <dc:date>2018-11-22T13:38:51.231000000</dc:date>
    <meta:document-statistic meta:table-count="0" meta:image-count="0" meta:object-count="0" meta:page-count="3" meta:paragraph-count="93" meta:word-count="399" meta:character-count="2418" meta:non-whitespace-character-count="2179"/>
  </office:meta>
</office:document-meta>
</file>